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Helvetica1" svg:font-family="Helvetica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7882in" svg:y="7.9835in">
            <draw:object draw:notify-on-update-of-ranges="Sheet1.A1:Sheet1.A1 Sheet1.A2:Sheet1.A59 Sheet1.B1:Sheet1.B1 Sheet1.B2:Sheet1.B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% Network Available</text:p>
          </table:table-cell>
        </table:table-row>
        <table:table-row table:style-name="ro1">
          <table:table-cell office:value-type="float" office:value="0.111111" calcext:value-type="float">
            <text:p>0.11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222" calcext:value-type="float">
            <text:p>0.22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,0.428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4444" calcext:value-type="float">
            <text:p>0.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5556" calcext:value-type="float">
            <text:p>0.555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7778" calcext:value-type="float">
            <text:p>0.777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3333" calcext:value-type="float">
            <text:p>0.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889" calcext:value-type="float">
            <text:p>0.88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6298488740767" calcext:value-type="float">
            <text:p>0.3662984887</text:p>
          </table:table-cell>
        </table:table-row>
        <table:table-row table:style-name="ro1">
          <table:table-cell office:value-type="float" office:value="1.111111" calcext:value-type="float">
            <text:p>1.111111</text:p>
          </table:table-cell>
          <table:table-cell office:value-type="float" office:value="3.33719141866668" calcext:value-type="float">
            <text:p>3.3371914187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3.31716767466669" calcext:value-type="float">
            <text:p>3.3171676747</text:p>
          </table:table-cell>
        </table:table-row>
        <table:table-row table:style-name="ro1">
          <table:table-cell office:value-type="float" office:value="1.142857" calcext:value-type="float">
            <text:p>1.142857</text:p>
          </table:table-cell>
          <table:table-cell office:value-type="float" office:value="3.31626513333335" calcext:value-type="float">
            <text:p>3.3162651333</text:p>
          </table:table-cell>
        </table:table-row>
        <table:table-row table:style-name="ro1">
          <table:table-cell office:value-type="float" office:value="1.166667" calcext:value-type="float">
            <text:p>1.166667</text:p>
          </table:table-cell>
          <table:table-cell office:value-type="float" office:value="3.17876991066668" calcext:value-type="float">
            <text:p>3.17876991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34817056400002" calcext:value-type="float">
            <text:p>3.34817056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8.15467203866665" calcext:value-type="float">
            <text:p>8.1546720387</text:p>
          </table:table-cell>
        </table:table-row>
        <table:table-row table:style-name="ro1">
          <table:table-cell office:value-type="float" office:value="1.285714" calcext:value-type="float">
            <text:p>1.285714</text:p>
          </table:table-cell>
          <table:table-cell office:value-type="float" office:value="13.182019388" calcext:value-type="float">
            <text:p>13.182019388</text:p>
          </table:table-cell>
        </table:table-row>
        <table:table-row table:style-name="ro1">
          <table:table-cell office:value-type="float" office:value="1.333333" calcext:value-type="float">
            <text:p>1.333333</text:p>
          </table:table-cell>
          <table:table-cell office:value-type="float" office:value="8.05112699733332" calcext:value-type="float">
            <text:p>8.051126997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.7930135506667" calcext:value-type="float">
            <text:p>12.7930135507</text:p>
          </table:table-cell>
        </table:table-row>
        <table:table-row table:style-name="ro1">
          <table:table-cell office:value-type="float" office:value="1.428571" calcext:value-type="float">
            <text:p>1.428571</text:p>
          </table:table-cell>
          <table:table-cell office:value-type="float" office:value="50.4487148586665" calcext:value-type="float">
            <text:p>50.448714858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2.0564752493333" calcext:value-type="float">
            <text:p>22.056475249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0.2326930693332" calcext:value-type="float">
            <text:p>50.2326930693</text:p>
          </table:table-cell>
        </table:table-row>
        <table:table-row table:style-name="ro1">
          <table:table-cell office:value-type="float" office:value="1.666667" calcext:value-type="float">
            <text:p>1.666667</text:p>
          </table:table-cell>
          <table:table-cell office:value-type="float" office:value="53.2493615513335" calcext:value-type="float">
            <text:p>53.249361551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50.9222816733331" calcext:value-type="float">
            <text:p>50.92228167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.7620841450652" calcext:value-type="float">
            <text:p>51.762084145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98.5806332320002" calcext:value-type="float">
            <text:p>98.580633232</text:p>
          </table:table-cell>
        </table:table-row>
        <table:table-row table:style-name="ro1">
          <table:table-cell office:value-type="float" office:value="2.333333" calcext:value-type="float">
            <text:p>2.333333</text:p>
          </table:table-cell>
          <table:table-cell office:value-type="float" office:value="93.9813353146665" calcext:value-type="float">
            <text:p>93.981335314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4.2897406100015" calcext:value-type="float">
            <text:p>74.28974061</text:p>
          </table:table-cell>
        </table:table-row>
        <table:table-row table:style-name="ro1">
          <table:table-cell office:value-type="float" office:value="2.666667" calcext:value-type="float">
            <text:p>2.666667</text:p>
          </table:table-cell>
          <table:table-cell office:value-type="float" office:value="98.5669179266669" calcext:value-type="float">
            <text:p>98.5669179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.4528360466661" calcext:value-type="float">
            <text:p>68.4528360467</text:p>
          </table:table-cell>
        </table:table-row>
        <table:table-row table:style-name="ro1">
          <table:table-cell office:value-type="float" office:value="3.333333" calcext:value-type="float">
            <text:p>3.333333</text:p>
          </table:table-cell>
          <table:table-cell office:value-type="float" office:value="98.7146598786669" calcext:value-type="float">
            <text:p>98.714659878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98.5841985666669" calcext:value-type="float">
            <text:p>98.5841985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.3191610006681" calcext:value-type="float">
            <text:p>74.319161000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8.7146598786669" calcext:value-type="float">
            <text:p>98.71465987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.4119268159995" calcext:value-type="float">
            <text:p>96.4119268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.5826842093336" calcext:value-type="float">
            <text:p>98.5826842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7129932120002" calcext:value-type="float">
            <text:p>98.712993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7146598786669" calcext:value-type="float">
            <text:p>98.71465987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7146598786669" calcext:value-type="float">
            <text:p>98.71465987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7146598786669" calcext:value-type="float">
            <text:p>98.7146598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Helvetica1" svg:font-family="Helvetic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Helvetica" fo:language="en" fo:country="US" style:font-name-asian="Helvetica1" style:language-asian="zh" style:country-asian="CN" style:font-name-complex="Arial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mes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Helvetic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5T23:55:57.906195037</dc:date>
    <dc:creator>Nathan Burow</dc:creator>
    <meta:document-statistic meta:table-count="1" meta:cell-count="118" meta:object-count="1"/>
    <meta:generator>LibreOffice/4.1.0.4$Linux_X86_64 LibreOffice_project/410m0$Build-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68cm" svg:y="0.316cm" chart:style-name="ch2">
          <text:p>Compromise Time / Detect Time vs % Network Available</text:p>
        </chart:title>
        <chart:subtitle svg:x="4.013cm" svg:y="1.308cm" chart:style-name="ch3">
          <text:p>150 Nodes - Max 10 Connections per Node</text:p>
        </chart:subtitle>
        <chart:legend chart:legend-position="end" svg:x="11.287cm" svg:y="4.185cm" style:legend-expansion="high" chart:style-name="ch4"/>
        <chart:plot-area chart:style-name="ch5" table:cell-range-address="Sheet1.A1:Sheet1.B59" chart:data-source-has-labels="row" svg:x="1.362cm" svg:y="2.381cm" svg:width="9.285cm" svg:height="5.427cm">
          <chartooo:coordinate-region svg:x="2.174cm" svg:y="2.596cm" svg:width="8.284cm" svg:height="4.534cm"/>
          <chart:axis chart:dimension="x" chart:name="primary-x" chart:style-name="ch6">
            <chart:title svg:x="5.559cm" svg:y="7.989cm" chart:style-name="ch7">
              <text:p>Ratio</text:p>
            </chart:title>
          </chart:axis>
          <chart:axis chart:dimension="y" chart:name="primary-y" chart:style-name="ch6">
            <chart:title svg:x="0.451cm" svg:y="6.649cm" chart:style-name="ch8">
              <text:p>% Network Available</text:p>
            </chart:title>
            <chart:grid chart:style-name="ch9" chart:class="major"/>
          </chart:axis>
          <chart:series chart:style-name="ch10" chart:values-cell-range-address="Sheet1.B2:Sheet1.B59" chart:label-cell-address="Sheet1.B1:Sheet1.B1" chart:class="chart:scatter">
            <chart:domain table:cell-range-address="Sheet1.A2:Sheet1.A59"/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% Network Availabl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111">
                <text:p>0.111111</text:p>
                <draw:g>
                  <svg:desc>Sheet1.A2:Sheet1.A59</svg:desc>
                </draw:g>
              </table:table-cell>
              <table:table-cell office:value-type="float" office:value="0">
                <text:p>0</text:p>
                <draw:g>
                  <svg:desc>Sheet1.B2:Sheet1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857">
                <text:p>0.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667">
                <text:p>0.1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2222">
                <text:p>0.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5714">
                <text:p>0.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">
                <text:p>0.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4444">
                <text:p>0.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5556">
                <text:p>0.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1429">
                <text:p>0.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6667">
                <text:p>0.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14286">
                <text:p>0.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7778">
                <text:p>0.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33333">
                <text:p>0.8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7143">
                <text:p>0.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8889">
                <text:p>0.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366298488740767">
                <text:p>0.3662984887407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11111">
                <text:p>1.111111</text:p>
              </table:table-cell>
              <table:table-cell office:value-type="float" office:value="3.33719141866668">
                <text:p>3.33719141866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25">
                <text:p>1.125</text:p>
              </table:table-cell>
              <table:table-cell office:value-type="float" office:value="3.31716767466669">
                <text:p>3.31716767466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42857">
                <text:p>1.142857</text:p>
              </table:table-cell>
              <table:table-cell office:value-type="float" office:value="3.31626513333335">
                <text:p>3.31626513333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66667">
                <text:p>1.166667</text:p>
              </table:table-cell>
              <table:table-cell office:value-type="float" office:value="3.17876991066668">
                <text:p>3.178769910666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3.34817056400002">
                <text:p>3.348170564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5">
                <text:p>1.25</text:p>
              </table:table-cell>
              <table:table-cell office:value-type="float" office:value="8.15467203866665">
                <text:p>8.15467203866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85714">
                <text:p>1.285714</text:p>
              </table:table-cell>
              <table:table-cell office:value-type="float" office:value="13.182019388">
                <text:p>13.182019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33333">
                <text:p>1.333333</text:p>
              </table:table-cell>
              <table:table-cell office:value-type="float" office:value="8.05112699733332">
                <text:p>8.05112699733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">
                <text:p>1.4</text:p>
              </table:table-cell>
              <table:table-cell office:value-type="float" office:value="12.7930135506667">
                <text:p>12.793013550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28571">
                <text:p>1.428571</text:p>
              </table:table-cell>
              <table:table-cell office:value-type="float" office:value="50.4487148586665">
                <text:p>50.44871485866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">
                <text:p>1.5</text:p>
              </table:table-cell>
              <table:table-cell office:value-type="float" office:value="22.0564752493333">
                <text:p>22.056475249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">
                <text:p>1.6</text:p>
              </table:table-cell>
              <table:table-cell office:value-type="float" office:value="50.2326930693332">
                <text:p>50.2326930693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6667">
                <text:p>1.666667</text:p>
              </table:table-cell>
              <table:table-cell office:value-type="float" office:value="53.2493615513335">
                <text:p>53.24936155133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5">
                <text:p>1.75</text:p>
              </table:table-cell>
              <table:table-cell office:value-type="float" office:value="50.9222816733331">
                <text:p>50.92228167333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51.7620841450652">
                <text:p>51.7620841450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5">
                <text:p>2.25</text:p>
              </table:table-cell>
              <table:table-cell office:value-type="float" office:value="98.5806332320002">
                <text:p>98.580633232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33333">
                <text:p>2.333333</text:p>
              </table:table-cell>
              <table:table-cell office:value-type="float" office:value="93.9813353146665">
                <text:p>93.9813353146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">
                <text:p>2.5</text:p>
              </table:table-cell>
              <table:table-cell office:value-type="float" office:value="74.2897406100015">
                <text:p>74.2897406100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6667">
                <text:p>2.666667</text:p>
              </table:table-cell>
              <table:table-cell office:value-type="float" office:value="98.5669179266669">
                <text:p>98.56691792666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68.4528360466661">
                <text:p>68.4528360466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333333">
                <text:p>3.333333</text:p>
              </table:table-cell>
              <table:table-cell office:value-type="float" office:value="98.7146598786669">
                <text:p>98.71465987866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5">
                <text:p>3.5</text:p>
              </table:table-cell>
              <table:table-cell office:value-type="float" office:value="98.5841985666669">
                <text:p>98.58419856666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74.3191610006681">
                <text:p>74.3191610006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">
                <text:p>4.5</text:p>
              </table:table-cell>
              <table:table-cell office:value-type="float" office:value="98.7146598786669">
                <text:p>98.71465987866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96.4119268159995">
                <text:p>96.4119268159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98.5826842093336">
                <text:p>98.58268420933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98.7129932120002">
                <text:p>98.712993212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98.7146598786669">
                <text:p>98.71465987866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98.7146598786669">
                <text:p>98.71465987866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98.7146598786669">
                <text:p>98.7146598786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